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7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objectwithoutfill">
      <style:graphic-properties svg:stroke-width="0.423cm" svg:stroke-color="#ff0000" draw:marker-start-width="0.835cm" draw:marker-end-width="0.835cm" svg:stroke-opacity="100%" draw:fill="none" draw:textarea-vertical-align="middle" fo:padding-top="0.337cm" fo:padding-bottom="0.337cm" fo:padding-left="0.462cm" fo:padding-right="0.462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stroke-dash="_32__20_Dots_20_1_20_Dash" draw:fill-color="#ff0000" draw:opacity="10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2.399cm" fo:min-width="12.149cm"/>
    </style:style>
    <style:style style:name="gr1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1.636cm" fo:min-width="11.387cm"/>
    </style:style>
    <style:style style:name="gr2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875cm" fo:min-width="10.625cm"/>
    </style:style>
    <style:style style:name="gr2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163cm" fo:min-width="9.914cm"/>
    </style:style>
    <style:style style:name="gr2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9.528cm" fo:min-width="9.279cm"/>
    </style:style>
    <style:style style:name="gr2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8.691cm" fo:min-width="8.441cm"/>
    </style:style>
    <style:style style:name="gr2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7.751cm" fo:min-width="7.501cm"/>
    </style:style>
    <style:style style:name="gr2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989cm" fo:min-width="6.739cm"/>
    </style:style>
    <style:style style:name="gr2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226cm" fo:min-width="5.977cm"/>
    </style:style>
    <style:style style:name="gr2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5.363cm" fo:min-width="5.113cm"/>
    </style:style>
    <style:style style:name="gr2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4.55cm" fo:min-width="4.301cm"/>
    </style:style>
    <style:style style:name="gr29" style:family="graphic" style:parent-style-name="standard">
      <style:graphic-properties draw:stroke="none" draw:fill="solid" draw:fill-color="#ff0000" draw:opacity="100%" draw:textarea-horizontal-align="justify" draw:textarea-vertical-align="middle" draw:auto-grow-height="false" fo:min-height="3.738cm" fo:min-width="3.488cm"/>
    </style:style>
    <style:style style:name="gr3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2.822cm" fo:min-width="2.573cm"/>
    </style:style>
    <style:style style:name="gr3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958cm" fo:min-width="1.71cm"/>
    </style:style>
    <style:style style:name="gr3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199cm" fo:min-width="0.948cm"/>
    </style:style>
    <style:style style:name="gr3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0000" draw:opacity="10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-color="#ff0000" draw:opacity="100%"/>
      <style:paragraph-properties fo:text-align="center"/>
    </style:style>
    <style:style style:name="P10" style:family="paragraph">
      <loext:graphic-properties draw:fill="none" draw:fill-color="#ffffff" draw:opacity="100%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-0.508cm" svg:x2="10.008cm" svg:y2="-0.508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-0.102cm" svg:x2="10.007cm" svg:y2="-0.102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0.305cm" svg:x2="10.006cm" svg:y2="0.305cm">
          <text:p/>
        </draw:lin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0.711cm" svg:x2="10.005cm" svg:y2="0.711cm">
          <text:p/>
        </draw:lin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.118cm" svg:x2="10.004cm" svg:y2="1.118cm">
          <text:p/>
        </draw:lin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.524cm" svg:x2="10.003cm" svg:y2="1.524cm">
          <text:p/>
        </draw:lin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.93cm" svg:x2="10.002cm" svg:y2="1.93cm">
          <text:p/>
        </draw:lin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2.337cm" svg:x2="10.001cm" svg:y2="2.337cm">
          <text:p/>
        </draw:lin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2.743cm" svg:x2="10cm" svg:y2="2.743cm">
          <text:p/>
        </draw:lin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3.15cm" svg:x2="9.999cm" svg:y2="3.15cm">
          <text:p/>
        </draw:lin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3.556cm" svg:x2="9.998cm" svg:y2="3.556cm">
          <text:p/>
        </draw:lin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3.962cm" svg:x2="9.997cm" svg:y2="3.962cm">
          <text:p/>
        </draw:lin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4.369cm" svg:x2="9.996cm" svg:y2="4.369cm">
          <text:p/>
        </draw:lin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4.775cm" svg:x2="9.995cm" svg:y2="4.775cm">
          <text:p/>
        </draw:lin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5.182cm" svg:x2="9.994cm" svg:y2="5.182cm">
          <text:p/>
        </draw:lin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5.588cm" svg:x2="9.993cm" svg:y2="5.588cm">
          <text:p/>
        </draw:lin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5.994cm" svg:x2="9.992cm" svg:y2="5.994cm">
          <text:p/>
        </draw:lin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6.401cm" svg:x2="9.991cm" svg:y2="6.401cm">
          <text:p/>
        </draw:lin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6.807cm" svg:x2="9.99cm" svg:y2="6.807cm">
          <text:p/>
        </draw:lin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7.214cm" svg:x2="9.989cm" svg:y2="7.214cm">
          <text:p/>
        </draw:lin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7.62cm" svg:x2="9.988cm" svg:y2="7.62cm">
          <text:p/>
        </draw:lin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8.026cm" svg:x2="9.987cm" svg:y2="8.026cm">
          <text:p/>
        </draw:lin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8.433cm" svg:x2="9.986cm" svg:y2="8.433cm">
          <text:p/>
        </draw:lin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8.839cm" svg:x2="9.985cm" svg:y2="8.839cm">
          <text:p/>
        </draw:lin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9.246cm" svg:x2="9.984cm" svg:y2="9.246cm">
          <text:p/>
        </draw:lin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8cm" svg:y1="9.662cm" svg:x2="9.983cm" svg:y2="9.662cm">
          <text:p/>
        </draw:lin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10.058cm" svg:x2="9.984cm" svg:y2="10.058cm">
          <text:p/>
        </draw:lin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10.465cm" svg:x2="9.985cm" svg:y2="10.465cm">
          <text:p/>
        </draw:lin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10.871cm" svg:x2="9.986cm" svg:y2="10.871cm">
          <text:p/>
        </draw:lin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11.278cm" svg:x2="9.987cm" svg:y2="11.278cm">
          <text:p/>
        </draw:lin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11.684cm" svg:x2="9.988cm" svg:y2="11.684cm">
          <text:p/>
        </draw:lin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12.09cm" svg:x2="9.989cm" svg:y2="12.09cm">
          <text:p/>
        </draw:lin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12.497cm" svg:x2="9.99cm" svg:y2="12.497cm">
          <text:p/>
        </draw:lin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12.903cm" svg:x2="9.991cm" svg:y2="12.903cm">
          <text:p/>
        </draw:lin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13.31cm" svg:x2="9.992cm" svg:y2="13.31cm">
          <text:p/>
        </draw:lin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13.716cm" svg:x2="9.993cm" svg:y2="13.716cm">
          <text:p/>
        </draw:lin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14.122cm" svg:x2="9.994cm" svg:y2="14.122cm">
          <text:p/>
        </draw:lin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14.529cm" svg:x2="9.995cm" svg:y2="14.529cm">
          <text:p/>
        </draw:lin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14.935cm" svg:x2="9.996cm" svg:y2="14.935cm">
          <text:p/>
        </draw:lin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15.342cm" svg:x2="9.997cm" svg:y2="15.342cm">
          <text:p/>
        </draw:lin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15.748cm" svg:x2="9.998cm" svg:y2="15.748cm">
          <text:p/>
        </draw:lin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16.154cm" svg:x2="9.999cm" svg:y2="16.154cm">
          <text:p/>
        </draw:lin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16.561cm" svg:x2="10cm" svg:y2="16.561cm">
          <text:p/>
        </draw:lin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16.967cm" svg:x2="10.001cm" svg:y2="16.967cm">
          <text:p/>
        </draw:lin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7.374cm" svg:x2="10.002cm" svg:y2="17.374cm">
          <text:p/>
        </draw:lin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7.78cm" svg:x2="10.003cm" svg:y2="17.78cm">
          <text:p/>
        </draw:lin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8.186cm" svg:x2="10.004cm" svg:y2="18.186cm">
          <text:p/>
        </draw:lin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18.593cm" svg:x2="10.005cm" svg:y2="18.593cm">
          <text:p/>
        </draw:lin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18.999cm" svg:x2="10.006cm" svg:y2="18.999cm">
          <text:p/>
        </draw:lin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19.406cm" svg:x2="10.007cm" svg:y2="19.406cm">
          <text:p/>
        </draw:lin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19.812cm" svg:x2="10.008cm" svg:y2="19.812cm">
          <text:p/>
        </draw:lin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line draw:style-name="gr11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line draw:style-name="gr11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line draw:style-name="gr11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6.412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line draw:style-name="gr11" draw:text-style-name="P6" draw:layer="layout" svg:x1="11.579cm" svg:y1="5.85cm" svg:x2="11.579cm" svg:y2="13.445cm">
          <text:p/>
        </draw:lin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6.667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9" draw:layer="layout" svg:width="35.56cm" svg:height="35.559cm" draw:transform="rotate (-1.5707963267949) translate (46.921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7.175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7.428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7.683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7.937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9" draw:layer="layout" svg:width="12.649cm" svg:height="12.649cm" draw:transform="rotate (-1.5707963267949) translate (24.605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8.191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9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8.44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9" draw:layer="layout" svg:width="11.125cm" svg:height="11.125cm" draw:transform="rotate (-1.5707963267949) translate (23.894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8.698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9" draw:layer="layout" svg:width="10.414cm" svg:height="10.413cm" draw:transform="rotate (-1.5707963267949) translate (23.628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9" draw:layer="layout" svg:width="35.56cm" svg:height="35.559cm" draw:transform="rotate (-1.5707963267949) translate (48.953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8.941cm" svg:height="8.941cm" draw:transform="rotate (-1.5707963267949) translate (22.947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001cm" svg:height="8.001cm" draw:transform="rotate (-1.5707963267949) translate (22.441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7.239cm" svg:height="7.239cm" draw:transform="rotate (-1.5707963267949) translate (22.0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613cm" svg:height="5.613cm" draw:transform="rotate (-1.5707963267949) translate (21.24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2" draw:text-style-name="P9" draw:layer="layout" svg:width="1.448cm" svg:height="1.449cm" draw:transform="rotate (-1.5707963267949) translate (19.139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585cm" svg:height="0.584cm" svg:x="18.101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8T13:20:56.757000000</dc:date>
    <meta:editing-duration>P1DT3H48M12S</meta:editing-duration>
    <meta:editing-cycles>301</meta:editing-cycles>
    <meta:generator>LibreOffice/5.3.1.2$Windows_X86_64 LibreOffice_project/e80a0e0fd1875e1696614d24c32df0f95f03deb2</meta:generator>
    <meta:document-statistic meta:object-count="1096"/>
  </office:meta>
</office:document-meta>
</file>